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>
      <style:text-properties fo:font-style="normal" fo:font-weight="normal" officeooo:rsid="0019d81c" officeooo:paragraph-rsid="0019d81c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9d81c" officeooo:paragraph-rsid="0019d81c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9d81c" officeooo:paragraph-rsid="0019d81c"/>
    </style:style>
    <style:style style:name="T1" style:family="text">
      <style:text-properties officeooo:rsid="0019d8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3. Remboursement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Remboursement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9">Le système rembourse les membres qui demande un remboursement.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9">Systèm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9">Le membre doit être membre depuis moins de 30 jours</text:p>
            <text:p text:style-name="P9">Le mebre doit en faire la demande au systèm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9">Le membre n'est plus abonné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7">Si un membre veut se désabonner du système, il a 30 jours apres l'abonnement de le faire. Il envoie une demande de désabonnement au système et s'il respecte tous les préconditions du système, le système lui rembourse son paiement automatiquement.</text:p>
      <text:p text:style-name="P3"/>
      <text:p text:style-name="P2">Scénario d'opération</text:p>
      <text:list xml:id="list1600702312338529418" text:style-name="L1">
        <text:list-item>
          <text:p text:style-name="P8">Le membre envoie un demande de désabonnement au système.</text:p>
        </text:list-item>
        <text:list-item>
          <text:p text:style-name="P8">Le système vérifie si les préconditions sont respecter.</text:p>
        </text:list-item>
        <text:list-item>
          <text:p text:style-name="P8">Le système rembourse le membre.</text:p>
        </text:list-item>
        <text:list-item>
          <text:p text:style-name="P8">Le système annule l'abonnement du membr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4:12:53.665093144</dc:date>
    <meta:editing-duration>PT40M50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3" meta:word-count="125" meta:character-count="797" meta:non-whitespace-character-count="699"/>
  </office:meta>
</office:document-meta>
</file>